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23-03-27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22-12-05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22-03-30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21-11-2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21-03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20-11-2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20-03-0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9-12-1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8-11-1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8-03-12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7-11-13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7-03-17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6-11-10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6-03-1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5-11-1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5-03-31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4-02-2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3-11-1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3-03-1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2-11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2-03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1-11-28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1-03-1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1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06-11-14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0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0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0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0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0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015119194501</text:p>
          </table:table-cell>
          <table:table-cell office:value-type="string" calcext:value-type="string">
            <text:p>200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